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66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fogather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max interf</text:p>
          </table:table-cell>
          <table:table-cell office:value-type="string" calcext:value-type="string">
            <text:p>min interf</text:p>
          </table:table-cell>
          <table:table-cell office:value-type="string" calcext:value-type="string">
            <text:p>max single interf</text:p>
          </table:table-cell>
          <table:table-cell office:value-type="string" calcext:value-type="string">
            <text:p>time to extract data</text:p>
          </table:table-cell>
          <table:table-cell/>
        </table:table-row>
        <table:table-row table:style-name="ro1">
          <table:table-cell office:value-type="string" calcext:value-type="string">
            <text:p>bradford-0-eplus</text:p>
          </table:table-cell>
          <table:table-cell office:value-type="float" office:value="1886" calcext:value-type="float">
            <text:p>188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370659" calcext:value-type="float">
            <text:p>2370659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10-eplus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6026381" calcext:value-type="float">
            <text:p>602638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10-free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720150" calcext:value-type="float">
            <text:p>2720150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10-race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239063" calcext:value-type="float">
            <text:p>2239063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1-eplus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3585478" calcext:value-type="float">
            <text:p>3585478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1-free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1573816" calcext:value-type="float">
            <text:p>1573816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1-race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1295648" calcext:value-type="float">
            <text:p>1295648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2-eplus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4137930" calcext:value-type="float">
            <text:p>4137930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2-free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1860906" calcext:value-type="float">
            <text:p>1860906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2-race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1482516" calcext:value-type="float">
            <text:p>1482516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4-eplus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4934648" calcext:value-type="float">
            <text:p>4934648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4-free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232598" calcext:value-type="float">
            <text:p>2232598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-4-race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1799081" calcext:value-type="float">
            <text:p>179908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_nt-10-eplus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150611" calcext:value-type="float">
            <text:p>515061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_nt-10-free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266232" calcext:value-type="float">
            <text:p>2266232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_nt-10-race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1845351" calcext:value-type="float">
            <text:p>184535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_nt-1-eplus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432263" calcext:value-type="float">
            <text:p>2432263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_nt-2-eplus</text:p>
          </table:table-cell>
          <table:table-cell office:value-type="float" office:value="2214" calcext:value-type="float">
            <text:p>221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722416" calcext:value-type="float">
            <text:p>2722416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_nt-4-eplus</text:p>
          </table:table-cell>
          <table:table-cell office:value-type="float" office:value="2775" calcext:value-type="float">
            <text:p>277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3524189" calcext:value-type="float">
            <text:p>3524189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radford_nt-4-race</text:p>
          </table:table-cell>
          <table:table-cell office:value-type="float" office:value="2775" calcext:value-type="float">
            <text:p>277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1215844" calcext:value-type="float">
            <text:p>1215844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1521" calcext:value-type="float">
            <text:p>5152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siemens1</text:p>
          </table:table-cell>
          <table:table-cell office:value-type="float" office:value="930" calcext:value-type="float">
            <text:p>93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16827" calcext:value-type="float">
            <text:p>116827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siemens2</text:p>
          </table:table-cell>
          <table:table-cell office:value-type="float" office:value="977" calcext:value-type="float">
            <text:p>97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370136" calcext:value-type="float">
            <text:p>0.370136</text:p>
          </table:table-cell>
          <table:table-cell office:value-type="float" office:value="278326" calcext:value-type="float">
            <text:p>278326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siemens3</text:p>
          </table:table-cell>
          <table:table-cell office:value-type="float" office:value="1623" calcext:value-type="float">
            <text:p>16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9645" calcext:value-type="float">
            <text:p>0.819645</text:p>
          </table:table-cell>
          <table:table-cell office:value-type="float" office:value="612031" calcext:value-type="float">
            <text:p>61203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siemens4</text:p>
          </table:table-cell>
          <table:table-cell office:value-type="float" office:value="2785" calcext:value-type="float">
            <text:p>278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0751" calcext:value-type="float">
            <text:p>0.810751</text:p>
          </table:table-cell>
          <table:table-cell office:value-type="float" office:value="2319069" calcext:value-type="float">
            <text:p>2319069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Swisscom</text:p>
          </table:table-cell>
          <table:table-cell office:value-type="float" office:value="310" calcext:value-type="float">
            <text:p>3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69" calcext:value-type="float">
            <text:p>0.769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4T17:05:27.389385172</dc:date>
    <meta:editing-duration>PT6M24S</meta:editing-duration>
    <meta:editing-cycles>1</meta:editing-cycles>
    <meta:document-statistic meta:table-count="1" meta:cell-count="222" meta:object-count="0"/>
    <meta:generator>LibreOffice/25.2.6.2$Linux_X86_64 LibreOffice_project/520$Build-2</meta:generator>
  </office:meta>
</office:document-meta>
</file>